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8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800000" draw:marker-start-width="0.35cm" draw:marker-end-width="0.35cm" draw:fill="solid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width="0.1cm" svg:stroke-color="#ff950e" draw:marker-start-width="0.35cm" draw:marker-end-width="0.35cm" draw:fill="solid" draw:fill-color="#579d1c" draw:auto-grow-height="true" draw:auto-grow-width="false" fo:max-height="0cm" fo:min-height="0.552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950e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marker-start-width="0.35cm" draw:marker-end-width="0.35cm" draw:fill="solid" draw:fill-color="#aecf00" draw:auto-grow-height="true" draw:auto-grow-width="false" fo:max-height="0cm" fo:min-height="0.552cm"/>
    </style:style>
    <style:style style:name="gr11" style:family="graphic" style:parent-style-name="standard">
      <style:graphic-properties draw:stroke="none" svg:stroke-width="0.1cm" svg:stroke-color="#000000" draw:marker-start-width="0.35cm" draw:marker-end-width="0.35cm" draw:fill="solid" draw:fill-color="#579d1c" draw:auto-grow-height="true" draw:auto-grow-width="false" fo:max-height="0cm" fo:min-height="0.552cm"/>
    </style:style>
    <style:style style:name="gr12" style:family="graphic" style:parent-style-name="standard">
      <style:graphic-properties draw:stroke="solid" svg:stroke-width="0.1cm" svg:stroke-color="#ff950e" draw:marker-start-width="0.35cm" draw:marker-end-width="0.35cm" draw:fill="none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1cm" svg:stroke-color="#800000" draw:marker-start-width="0.35cm" draw:marker-end-width="0.35cm" draw:fill="none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14" style:family="graphic" style:parent-style-name="standard">
      <style:graphic-properties draw:stroke="solid" svg:stroke-width="0.1cm" svg:stroke-color="#000000" draw:marker-start-width="0.35cm" draw:marker-end-width="0.35cm" draw:fill="none" draw:fill-color="#aecf00" draw:auto-grow-height="true" draw:auto-grow-width="false" fo:max-height="0cm" fo:min-height="0.552cm" fo:padding-top="0.175cm" fo:padding-bottom="0.175cm" fo:padding-left="0.3cm" fo:padding-right="0.3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.8999996185303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xml:id="id2" draw:id="id2" draw:layer="layout" svg:width="1.7cm" svg:height="1.062cm" svg:x="5.3cm" svg:y="2.483cm">
          <draw:text-box>
            <text:p text:style-name="P1"><text:span text:style-name="T1">MC</text:span></text:p>
          </draw:text-box>
        </draw:frame>
        <draw:frame draw:style-name="gr2" draw:text-style-name="P2" xml:id="id3" draw:id="id3" draw:layer="layout" svg:width="5.2cm" svg:height="1.062cm" svg:x="8.6cm" svg:y="5.013cm">
          <draw:text-box>
            <text:p text:style-name="P1"><text:span text:style-name="T1">analyse.outputs</text:span></text:p>
          </draw:text-box>
        </draw:frame>
        <draw:frame draw:style-name="gr2" draw:text-style-name="P2" xml:id="id4" draw:id="id4" draw:layer="layout" svg:width="7.1cm" svg:height="1.062cm" svg:x="7.7cm" svg:y="6.97cm">
          <draw:text-box>
            <text:p text:style-name="P1"><text:span text:style-name="T1">get.mean.comparisons</text:span></text:p>
          </draw:text-box>
        </draw:frame>
        <draw:frame draw:style-name="gr2" draw:text-style-name="P2" xml:id="id5" draw:id="id5" draw:layer="layout" svg:width="3.8cm" svg:height="1.062cm" svg:x="16.5cm" svg:y="10.683cm">
          <draw:text-box>
            <text:p text:style-name="P1"><text:span text:style-name="T1">get.ggplot</text:span></text:p>
          </draw:text-box>
        </draw:frame>
        <draw:frame draw:style-name="gr3" draw:text-style-name="P2" xml:id="id1" draw:id="id1" draw:layer="layout" svg:width="3.9cm" svg:height="1.062cm" svg:x="4.2cm" svg:y="0.197cm">
          <draw:text-box>
            <text:p text:style-name="P1"><text:span text:style-name="T1">get.env.info</text:span></text:p>
          </draw:text-box>
        </draw:frame>
        <draw:frame draw:style-name="gr4" draw:text-style-name="P2" xml:id="id6" draw:id="id6" draw:layer="layout" svg:width="5.9cm" svg:height="1.062cm" svg:x="0.7cm" svg:y="4.813cm">
          <draw:text-box>
            <text:p text:style-name="P1"><text:span text:style-name="T1">comp.parameters</text:span></text:p>
          </draw:text-box>
        </draw:frame>
        <draw:frame draw:style-name="gr4" draw:text-style-name="P2" xml:id="id7" draw:id="id7" draw:layer="layout" svg:width="6.7cm" svg:height="1.062cm" svg:x="0.1cm" svg:y="6.941cm">
          <draw:text-box>
            <text:p text:style-name="P1"><text:span text:style-name="T1">get.significant.groups</text:span></text:p>
          </draw:text-box>
        </draw:frame>
        <draw:frame draw:style-name="gr4" draw:text-style-name="P2" xml:id="id8" draw:id="id8" draw:layer="layout" svg:width="6.7cm" svg:height="1.062cm" svg:x="0.1cm" svg:y="9.155cm">
          <draw:text-box>
            <text:p text:style-name="P1"><text:span text:style-name="T1">get.at.least.X.groups</text:span></text:p>
          </draw:text-box>
        </draw:frame>
        <draw:connector draw:style-name="gr5" draw:text-style-name="P1" draw:layer="layout" draw:type="line" svg:x1="6.15cm" svg:y1="1.259cm" svg:x2="6.15cm" svg:y2="2.483cm" draw:start-shape="id1" draw:start-glue-point="2" draw:end-shape="id2" draw:end-glue-point="0" svg:d="m6150 1259v1224">
          <text:p/>
        </draw:connector>
        <draw:connector draw:style-name="gr5" draw:text-style-name="P1" draw:layer="layout" draw:type="line" svg:x1="6.15cm" svg:y1="3.545cm" svg:x2="11.2cm" svg:y2="5.013cm" draw:start-shape="id2" draw:start-glue-point="2" draw:end-shape="id3" draw:end-glue-point="0" svg:d="m6150 3545 5050 1468">
          <text:p/>
        </draw:connector>
        <draw:connector draw:style-name="gr6" draw:text-style-name="P1" draw:layer="layout" draw:type="line" svg:x1="11.2cm" svg:y1="6.075cm" svg:x2="11.25cm" svg:y2="6.97cm" draw:start-shape="id3" draw:start-glue-point="2" draw:end-shape="id4" draw:end-glue-point="0" svg:d="m11200 6075 50 895">
          <text:p/>
        </draw:connector>
        <draw:connector draw:style-name="gr7" draw:text-style-name="P1" draw:layer="layout" draw:type="line" svg:x1="11.25cm" svg:y1="8.032cm" svg:x2="18.4cm" svg:y2="10.683cm" draw:start-shape="id4" draw:start-glue-point="2" draw:end-shape="id5" draw:end-glue-point="0" svg:d="m11250 8032 7150 2651">
          <text:p/>
        </draw:connector>
        <draw:connector draw:style-name="gr7" draw:text-style-name="P1" draw:layer="layout" draw:type="line" svg:x1="6.6cm" svg:y1="5.344cm" svg:x2="7.7cm" svg:y2="7.501cm" draw:start-shape="id6" draw:end-shape="id4" draw:end-glue-point="3" svg:d="m6600 5344 1100 2157">
          <text:p/>
        </draw:connector>
        <draw:connector draw:style-name="gr7" draw:text-style-name="P1" draw:layer="layout" draw:type="line" svg:x1="6.8cm" svg:y1="7.472cm" svg:x2="7.7cm" svg:y2="7.501cm" draw:start-shape="id7" draw:start-glue-point="1" draw:end-shape="id4" svg:d="m6800 7472 900 29">
          <text:p/>
        </draw:connector>
        <draw:connector draw:style-name="gr7" draw:text-style-name="P1" draw:layer="layout" draw:type="line" svg:x1="6.8cm" svg:y1="9.686cm" svg:x2="7.7cm" svg:y2="7.501cm" draw:start-shape="id8" draw:start-glue-point="1" draw:end-shape="id4" draw:end-glue-point="3" svg:d="m6800 9686 900-2185">
          <text:p/>
        </draw:connector>
        <draw:connector draw:style-name="gr7" draw:text-style-name="P1" draw:layer="layout" draw:type="line" svg:x1="3.45cm" svg:y1="8.003cm" svg:x2="3.45cm" svg:y2="9.155cm" draw:start-shape="id7" draw:start-glue-point="2" draw:end-shape="id8" draw:end-glue-point="0" svg:d="m3450 8003v1152">
          <text:p/>
        </draw:connector>
        <draw:frame draw:style-name="gr8" draw:text-style-name="P2" xml:id="id9" draw:id="id9" draw:layer="layout" svg:width="2.1cm" svg:height="1.062cm" svg:x="13.9cm" svg:y="2.599cm">
          <draw:text-box>
            <text:p text:style-name="P1"><text:span text:style-name="T1">FWH</text:span></text:p>
          </draw:text-box>
        </draw:frame>
        <draw:connector draw:style-name="gr9" draw:text-style-name="P1" draw:layer="layout" draw:type="line" svg:x1="14.95cm" svg:y1="3.661cm" svg:x2="11.2cm" svg:y2="5.013cm" draw:start-shape="id9" draw:start-glue-point="2" draw:end-shape="id3" draw:end-glue-point="0" svg:d="m14950 3661-3750 1352">
          <text:p/>
        </draw:connector>
        <draw:frame draw:style-name="gr10" draw:text-style-name="P2" draw:layer="layout" svg:width="5.4cm" svg:height="0.962cm" svg:x="19.8cm" svg:y="13.6cm">
          <draw:text-box>
            <text:p text:style-name="P1"><text:span text:style-name="T1">Hidden functions</text:span></text:p>
          </draw:text-box>
        </draw:frame>
        <draw:frame draw:style-name="gr11" draw:text-style-name="P2" draw:layer="layout" svg:width="4.8cm" svg:height="0.962cm" svg:x="14.6cm" svg:y="13.6cm">
          <draw:text-box>
            <text:p text:style-name="P1"><text:span text:style-name="T1">Used functions</text:span></text:p>
          </draw:text-box>
        </draw:frame>
        <draw:frame draw:style-name="gr8" draw:text-style-name="P2" xml:id="id10" draw:id="id10" draw:layer="layout" svg:width="6.7cm" svg:height="1.062cm" svg:x="15.1cm" svg:y="6.87cm">
          <draw:text-box>
            <text:p text:style-name="P1"><text:span text:style-name="T1">get.parameter.groups</text:span></text:p>
          </draw:text-box>
        </draw:frame>
        <draw:frame draw:style-name="gr8" draw:text-style-name="P2" draw:layer="layout" svg:width="6.7cm" svg:height="1.062cm" svg:x="20.3cm" svg:y="2.625cm">
          <draw:text-box>
            <text:p text:style-name="P1"><text:span text:style-name="T1">cross.validation.FWH</text:span></text:p>
          </draw:text-box>
        </draw:frame>
        <draw:frame draw:style-name="gr8" draw:text-style-name="P2" xml:id="id11" draw:id="id11" draw:layer="layout" svg:width="5cm" svg:height="1.062cm" svg:x="22.2cm" svg:y="6.825cm">
          <draw:text-box>
            <text:p text:style-name="P1"><text:span text:style-name="T1">predict.the.past</text:span></text:p>
          </draw:text-box>
        </draw:frame>
        <draw:connector draw:style-name="gr9" draw:text-style-name="P1" draw:layer="layout" draw:type="line" svg:x1="18.45cm" svg:y1="7.932cm" svg:x2="18.4cm" svg:y2="10.683cm" draw:start-shape="id10" draw:start-glue-point="2" draw:end-shape="id5" draw:end-glue-point="0" svg:d="m18450 7932-50 2751">
          <text:p/>
        </draw:connector>
        <draw:connector draw:style-name="gr9" draw:text-style-name="P1" draw:layer="layout" draw:type="line" svg:x1="13.8cm" svg:y1="5.544cm" svg:x2="18.45cm" svg:y2="6.87cm" draw:start-shape="id3" draw:start-glue-point="1" draw:end-shape="id10" draw:end-glue-point="0" svg:d="m13800 5544 4650 1326">
          <text:p/>
        </draw:connector>
        <draw:connector draw:style-name="gr9" draw:text-style-name="P1" draw:layer="layout" draw:type="line" svg:x1="13.8cm" svg:y1="5.544cm" svg:x2="24.7cm" svg:y2="6.825cm" draw:start-shape="id3" draw:start-glue-point="1" draw:end-shape="id11" draw:end-glue-point="0" svg:d="m13800 5544 10900 1281">
          <text:p/>
        </draw:connector>
        <draw:frame draw:style-name="gr12" draw:text-style-name="P2" draw:layer="layout" svg:width="5.6cm" svg:height="1.062cm" svg:x="0.4cm" svg:y="13.6cm">
          <draw:text-box>
            <text:p text:style-name="P1"><text:span text:style-name="T1">Model 2 functions</text:span></text:p>
          </draw:text-box>
        </draw:frame>
        <draw:frame draw:style-name="gr13" draw:text-style-name="P2" draw:layer="layout" svg:width="5.6cm" svg:height="1.062cm" svg:x="0.4cm" svg:y="12.238cm">
          <draw:text-box>
            <text:p text:style-name="P1"><text:span text:style-name="T1">Model 1 functions</text:span></text:p>
          </draw:text-box>
        </draw:frame>
        <draw:frame draw:style-name="gr14" draw:text-style-name="P2" draw:layer="layout" svg:width="7.6cm" svg:height="1.062cm" svg:x="6.6cm" svg:y="13.638cm">
          <draw:text-box>
            <text:p text:style-name="P1"><text:span text:style-name="T1">Model 1 and 2 functions</text:span></text:p>
          </draw:text-box>
        </draw:frame>
        <draw:connector draw:style-name="gr9" draw:text-style-name="P1" draw:layer="layout" draw:type="line" svg:x1="24.7cm" svg:y1="7.887cm" svg:x2="18.4cm" svg:y2="10.683cm" draw:start-shape="id11" draw:start-glue-point="2" draw:end-shape="id5" draw:end-glue-point="0" svg:d="m24700 7887-6300 2796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55cm" fo:text-indent="0cm"/>
      <style:text-properties style:use-window-font-color="true" style:text-outline="false" style:text-line-through-style="none" fo:font-family="'Liberation Sans'" style:font-family-generic="roman" style:font-pitch="variable" fo:font-size="22.7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84cm" fo:text-indent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13cm" fo:text-indent="0cm"/>
      <style:text-properties fo:font-size="17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cm" fo:text-indent="0cm"/>
      <style:text-properties fo:font-size="14.300000190734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9cm" fo:text-indent="0cm"/>
      <style:text-properties fo:font-size="14.300000190734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1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4.82cm" svg:x="1cm" svg:y="3.862cm"/>
      <draw:page-thumbnail draw:layer="backgroundobjects" svg:width="8.999cm" svg:height="4.82cm" svg:x="1cm" svg:y="12.438cm"/>
      <draw:page-thumbnail draw:layer="backgroundobjects" svg:width="8.999cm" svg:height="4.82cm" svg:x="1cm" svg:y="21.014cm"/>
      <draw:page-thumbnail draw:layer="backgroundobjects" svg:width="8.999cm" svg:height="4.82cm" svg:x="11cm" svg:y="3.862cm"/>
      <draw:page-thumbnail draw:layer="backgroundobjects" svg:width="8.999cm" svg:height="4.82cm" svg:x="11cm" svg:y="12.438cm"/>
      <draw:page-thumbnail draw:layer="backgroundobjects" svg:width="8.999cm" svg:height="4.82cm" svg:x="11cm" svg:y="21.014cm"/>
    </style:handout-master>
    <style:master-page style:name="Default" style:page-layout-name="PM1" draw:style-name="Mdp1">
      <draw:frame presentation:style-name="Default-title" draw:layer="backgroundobjects" svg:width="25.199cm" svg:height="2.504cm" svg:x="1.4cm" svg:y="0.596cm" presentation:class="title" presentation:placeholder="true">
        <draw:text-box/>
      </draw:frame>
      <draw:frame presentation:style-name="Default-outline1" draw:layer="backgroundobjects" svg:width="24.639cm" svg:height="8.7cm" svg:x="1.4cm" svg:y="3.51cm" presentation:class="outline" presentation:placeholder="true">
        <draw:text-box/>
      </draw:frame>
      <draw:frame presentation:style-name="Mpr1" draw:text-style-name="MP1" draw:layer="backgroundobjects" svg:width="6.523cm" svg:height="1.034cm" svg:x="1.4cm" svg:y="13.66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34cm" svg:x="9.576cm" svg:y="13.66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34cm" svg:x="20.076cm" svg:y="13.66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erre </meta:initial-creator>
    <meta:creation-date>2015-03-28T21:23:18</meta:creation-date>
    <dc:date>2015-05-29T16:25:59</dc:date>
    <dc:creator>pierre </dc:creator>
    <meta:editing-duration>PT2H14M39S</meta:editing-duration>
    <meta:editing-cycles>33</meta:editing-cycles>
    <meta:generator>LibreOffice/3.5$Linux_X86_64 LibreOffice_project/350m1$Build-2</meta:generator>
    <meta:document-statistic meta:object-count="53"/>
  </office:meta>
</office:document-meta>
</file>